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Heading">
      <style:paragraph-properties fo:text-align="center" style:justify-single-word="false"/>
    </style:style>
    <style:style style:name="P3" style:family="paragraph" style:parent-style-name="Preformatted_20_Text">
      <style:paragraph-properties fo:margin-left="0.4925in" fo:margin-right="0in" fo:text-indent="0in" style:auto-text-indent="false"/>
    </style:style>
    <style:style style:name="P4" style:family="paragraph" style:parent-style-name="Preformatted_20_Text">
      <style:paragraph-properties fo:margin-left="0.4925in" fo:margin-right="0in" fo:text-indent="0in" style:auto-text-indent="false"/>
      <style:text-properties fo:font-weight="normal" style:font-weight-asian="normal" style:font-weight-complex="normal"/>
    </style:style>
    <style:style style:name="P5" style:family="paragraph" style:parent-style-name="Standard" style:list-style-name="L5"/>
    <style:style style:name="P6" style:family="paragraph" style:parent-style-name="Standard" style:list-style-name="L6"/>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margin-left="0.4925in" fo:margin-right="0in" fo:text-indent="0in" style:auto-text-indent="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Heading_20_1">
      <style:paragraph-properties fo:break-before="page"/>
    </style:style>
    <style:style style:name="P18" style:family="paragraph" style:parent-style-name="Preformatted_20_Text">
      <style:paragraph-properties fo:text-align="start" style:justify-single-word="false"/>
    </style:style>
    <style:style style:name="P19" style:family="paragraph" style:parent-style-name="Preformatted_20_Text">
      <style:paragraph-properties fo:margin-left="0in" fo:margin-right="0in" fo:margin-top="0in" fo:margin-bottom="0in" fo:text-indent="0in" style:auto-text-indent="false"/>
    </style:style>
    <style:style style:name="T1" style:family="text">
      <style:text-properties fo:font-weight="bold" style:font-weight-asian="bold" style:font-weight-complex="bold"/>
    </style:style>
    <style:style style:name="T2" style:family="text">
      <style:text-properties fo:color="#c0c0c0"/>
    </style:style>
    <style:style style:name="T3" style:family="text">
      <style:text-properties fo:color="#008000"/>
    </style:style>
    <style:style style:name="T4" style:family="text">
      <style:text-properties fo:color="#808000"/>
    </style:style>
    <style:style style:name="T5" style:family="text">
      <style:text-properties fo:color="#000000"/>
    </style:style>
    <style:style style:name="T6" style:family="text">
      <style:text-properties fo:color="#800080"/>
    </style:style>
    <style:style style:name="T7" style:family="text">
      <style:text-properties fo:color="#80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ee Wifi Gateway</text:p>
      <text:h text:style-name="Heading_20_1" text:outline-level="1">Introduction</text:h>
      <text:p text:style-name="Text_20_body">This document describes the requirements, design and implementation of a wifi internet gateway manager. The gateway runs on a single host with a wireless card and a route to the internet on a separate interface. Wireless clients are able to enrol on the AP and access the Internet. Before they can, they are redirected to a web page where they have to do something to login. Requests are blocked on all other ports. Sessions are monitored and have configurable time, quota, bandwidth constraints (see requirements).</text:p>
      <text:h text:style-name="Heading_20_1" text:outline-level="1">Analysis</text:h>
      <text:h text:style-name="Heading_20_2" text:outline-level="2">Requirements and Constraints</text:h>
      <text:list xml:id="list17429355541" text:style-name="L1">
        <text:list-item>
          <text:p text:style-name="P10">Gateway is also a DHCP server and uses IPTables.</text:p>
        </text:list-item>
        <text:list-item>
          <text:p text:style-name="P10">Everything is on one host – no separate wireless router etc.</text:p>
        </text:list-item>
        <text:list-item>
          <text:p text:style-name="P10">Client identity is based on IP and MAC, and basic exploits are covered off.</text:p>
        </text:list-item>
        <text:list-item>
          <text:p text:style-name="P10">A web interface is available via which an admin user can change quota settings etc.</text:p>
        </text:list-item>
        <text:list-item>
          <text:p text:style-name="P10">Client must accept terms of usage and perform some action via a web form to start using the internet gateway. For example, click a button saying “I agree to terms of use”.</text:p>
        </text:list-item>
        <text:list-item>
          <text:p text:style-name="P10">A web page is presented to the client that presents status, quota remaining, quota used, time logged in, etc.</text:p>
        </text:list-item>
        <text:list-item>
          <text:p text:style-name="P10">Client can a pause session. The session remains active but noaccess is provided. Pausing has a max time. After which the sessions is terminated. <text:s/>The user will simply have to log back in. The session will remain and start from where it left off. Pause may not be applicable where time is unlimited. In that case its either disabled or a null op.</text:p>
        </text:list-item>
        <text:list-item>
          <text:p text:style-name="P10">Sessions timeout with no activity. When a session timeout the session is ended and the user of that session will have to start a new one. However the given host is tracked beyond the lifetime of the session so that quotas can be enforced properly.</text:p>
        </text:list-item>
        <text:list-item>
          <text:p text:style-name="P10">There is a free usage tier, that can be configured by admin. Config settings are BW, data quota, time limit.</text:p>
        </text:list-item>
        <text:list-item>
          <text:p text:style-name="P10">There is a paid usage tier where users are charged.</text:p>
        </text:list-item>
        <text:list-item>
          <text:p text:style-name="P10">Some addresses on the LAN are accessible without starting a session.</text:p>
        </text:list-item>
        <text:list-item>
          <text:p text:style-name="P10">Some addresses do not count towards quota.</text:p>
        </text:list-item>
      </text:list>
      <text:p text:style-name="Text_20_body"/>
      <text:h text:style-name="P17" text:outline-level="1">Design</text:h>
      <text:p text:style-name="Text_20_body">Note the design is heavily influenced by technical constraints and available technologies.</text:p>
      <text:h text:style-name="Heading_20_2" text:outline-level="2">Topology/HW:</text:h>
      <text:p text:style-name="Text_20_body">One host runs everything. This host plugs into an existing LAN and affectively just acts as a host on that LAN. <text:s/>It offers the wireless on another interface. Following core components come together to implement the gateway on a single host:</text:p>
      <text:list xml:id="list2178751675" text:style-name="L2">
        <text:list-item>
          <text:p text:style-name="P11">IPTables and MASQ capability.</text:p>
        </text:list-item>
        <text:list-item>
          <text:p text:style-name="P11">DNSMasq for DHCP.</text:p>
        </text:list-item>
        <text:list-item>
          <text:p text:style-name="P11">Hostapd.</text:p>
        </text:list-item>
        <text:list-item>
          <text:p text:style-name="P11">A wireless card.</text:p>
        </text:list-item>
      </text:list>
      <text:p text:style-name="Standard"/>
      <text:p text:style-name="Standard">See <text:a xlink:type="simple" xlink:href="http://exain.wordpress.com/2011/03/31/making-a-wifi-hotspot-access-point-using-linux-wifi-lan-cardusb-adapter/">http://exain.wordpress.com/2011/03/31/making-a-wifi-hotspot-access-point-using-linux-wifi-lan-cardusb-adapter/</text:a>.</text:p>
      <text:p text:style-name="Standard"/>
      <text:h text:style-name="Heading_20_2" text:outline-level="2">Configuration</text:h>
      <text:p text:style-name="Text_20_body">What in the system is configurable. On a per session basis we have:</text:p>
      <text:list xml:id="list2078003904" text:style-name="L3">
        <text:list-item>
          <text:p text:style-name="P12">Bandwidth up/down</text:p>
        </text:list-item>
        <text:list-item>
          <text:p text:style-name="P12">Quota up/down.</text:p>
        </text:list-item>
        <text:list-item>
          <text:p text:style-name="P12">Time limit.</text:p>
        </text:list-item>
      </text:list>
      <text:p text:style-name="Text_20_body">Globally:</text:p>
      <text:list xml:id="list2164005748" text:style-name="L4">
        <text:list-item>
          <text:p text:style-name="P13">Default max bandwidth up/down</text:p>
        </text:list-item>
        <text:list-item>
          <text:p text:style-name="P13">Default quota up/down</text:p>
        </text:list-item>
        <text:list-item>
          <text:p text:style-name="P13">Default time limit</text:p>
        </text:list-item>
        <text:list-item>
          <text:p text:style-name="P13">Time limit enabled/disabled.</text:p>
        </text:list-item>
        <text:list-item>
          <text:p text:style-name="P13">Max number of connections</text:p>
        </text:list-item>
        <text:list-item>
          <text:p text:style-name="P13">Interface configuration.</text:p>
        </text:list-item>
        <text:list-item>
          <text:p text:style-name="P13">Un controlled IP addresses locally and remote</text:p>
        </text:list-item>
      </text:list>
      <text:h text:style-name="Heading_20_2" text:outline-level="2">Identifying Clients</text:h>
      <text:p text:style-name="Standard">We can realistically use MAC and/or IP address to identify client and track sessions. These are the only fingerprints available at the gateway. In both cases a source address can be spoofed and traffic directed to from the spoofer. <text:s/>However things wont work well for the spoofer in either case of MAC or IP spoof. The spoofer could take over from some client that leaves the NW or moves to another AP. One way to prevent this is to require the client to leave open the redirect web page and have a script on <text:s/>that page periodically ping the gateway to keep the connection alive, say every 2 min. This way the spoofer could only use the NW for &lt; 2 Min. The connection would have to be encrypted to prevent ease dropping, and send a unique id.</text:p>
      <text:p text:style-name="Standard"><text:soft-page-break/></text:p>
      <text:p text:style-name="Standard">Reassociation to another AP is only a problem if that also entails the client moving to another LAN - which is not normally the case. I fthat were the case that should be handled by loggin the client out and back in again, letting the client old connection timeout.</text:p>
      <text:p text:style-name="Standard"/>
      <text:p text:style-name="Standard">The problem with MAC is a web server cannot get the MAC of the client easily. Although at the point of logging in, the gateway could already know the MAC address associated with an IP by analysing traffic.</text:p>
      <text:p text:style-name="Standard"/>
      <text:p text:style-name="Standard">The problem with IP is assignment and reassignment; If the client restarts NW card, or simply refreshes the connection they may be allocated a new address. Meaning they will have to start a new session, which is acceptable. The old session can be hijacked, however only for a limited time given <text:s/>an update mechanism is implemented.</text:p>
      <text:p text:style-name="Standard"/>
      <text:p text:style-name="Standard">Identifying client via only IP is strong enough given the session hear beat mechanism mentioned is implmented. Clients will have to keep a window open. This window should connect to the gateway via an encrypted connection – ideally. The heart beat should be frequent to prevent exploits. In the order of 1 minute should be sufficient.</text:p>
      <text:p text:style-name="Standard"/>
      <text:h text:style-name="Heading_20_2" text:outline-level="2">DHCP:</text:h>
      <text:p text:style-name="Standard">Basic assumption is that any anonymous user can request a lease, and from there they interact with the gateway. This means they can potentially access other hosts/services on the network. But they could do that with or with out DHCP giving them an address. Any other services on the WiFi LAN should be secure and clients can fend for themselves. The IP range available to the DHCP server should be large.</text:p>
      <text:p text:style-name="Preformatted_20_Text"/>
      <text:h text:style-name="Heading_20_2" text:outline-level="2">DNS:</text:h>
      <text:p text:style-name="Standard">When a client first tries to access the internet they'll generally do a DNS lookup for google say. This has to send them to the gateway until the client is <text:s/>logged in. This can be achieved by having DHCP set the DNS server address for the client. Then have gw just resolve everything to itself until the client is registered. Then use a different DNS server or conf once session est;</text:p>
      <text:p text:style-name="Standard"/>
      <text:list xml:id="list2003362747" text:style-name="L5">
        <text:list-item>
          <text:p text:style-name="P5">Set local DHCP server dns=8.8.8.8 or some other DNS server that is not the gateway.</text:p>
        </text:list-item>
        <text:list-item>
          <text:p text:style-name="P5">Set the gateway DNS to return its own address for all DNS requests: address=/#/$ip</text:p>
        </text:list-item>
        <text:list-item>
          <text:p text:style-name="P5">Have the controlling host redirect all DNS traffic to the local host <text:span text:style-name="T1">until</text:span> the user is logged in. After that redirect the DNS traffic according to the client's wishes, which should be as configured in step one.</text:p>
        </text:list-item>
      </text:list>
      <text:p text:style-name="P1"/>
      <text:p text:style-name="P1">Works but has limitations. </text:p>
      <text:h text:style-name="Heading_20_3" text:outline-level="3">DNSMasq config:</text:h>
      <text:p text:style-name="Text_20_body">To achieve above:</text:p>
      <text:p text:style-name="P3"/>
      <text:p text:style-name="P3"># Only play on one If.</text:p>
      <text:p text:style-name="P4">interface=eth0</text:p>
      <text:p text:style-name="P3"># Don't read resolv.conf</text:p>
      <text:p text:style-name="P3">no-resolv</text:p>
      <text:p text:style-name="P3"># Return this <text:s/>hosts address for all DNS requests.</text:p>
      <text:p text:style-name="P3">Address=/#/192.168.1.1</text:p>
      <text:p text:style-name="P3"><text:soft-page-break/># Enable and <text:s/>configure DHCP.</text:p>
      <text:p text:style-name="P3">dhcp-range=192.168.1.32,192.168.1.254,1h</text:p>
      <text:p text:style-name="P3">dhcp-option=6,8.8.8.8</text:p>
      <text:p text:style-name="Preformatted_20_Text"/>
      <text:h text:style-name="Heading_20_2" text:outline-level="2">IPTables:</text:h>
      <text:p text:style-name="Standard"/>
      <text:list xml:id="list621402097" text:style-name="L6">
        <text:list-item>
          <text:p text:style-name="P6">What are the states of the records in IPTables for a session. For a given client they should either exist or not exist if a user has access. More complex state such as potentially credit session timers, uid, are maintained externally but kept in sync with iptables record indexes. That is w.r.t IPTables there are two states a client can have – on/off. </text:p>
        </text:list-item>
        <text:list-item>
          <text:p text:style-name="P6">The controlling host is the gateway, the DHCP server, and the web server. Thus the controlling host has to be accessible to all clients for DHCP, and at starting a session for login.</text:p>
        </text:list-item>
        <text:list-item>
          <text:p text:style-name="P6">Clients that are not authorised have all connections except to port 80 connection dropped and all port 80 connections redirected to local.</text:p>
        </text:list-item>
        <text:list-item>
          <text:p text:style-name="P6">(3) can only be done with REDIRECT valid from nat.PREROUTING and nat.OUTPUT so packets must be marked.</text:p>
        </text:list-item>
      </text:list>
      <text:p text:style-name="Standard"/>
      <text:h text:style-name="Heading_20_2" text:outline-level="2">State Diagram:</text:h>
      <text:p text:style-name="P7">…</text:p>
      <text:p text:style-name="P8"/>
      <text:p text:style-name="P18"><text:span text:style-name="T2"><text:s text:c="2"/></text:span><text:span text:style-name="T3">// Main struct describing a session.</text:span></text:p>
      <text:p text:style-name="P19"><text:span text:style-name="T2"><text:s text:c="2"/></text:span><text:span text:style-name="T4">typedef</text:span><text:span text:style-name="T2"> </text:span><text:span text:style-name="T4">struct</text:span></text:p>
      <text:p text:style-name="P19"><text:span text:style-name="T2"><text:s text:c="2"/></text:span><text:span text:style-name="T5">{</text:span></text:p>
      <text:p text:style-name="P19"><text:span text:style-name="T2"><text:s text:c="4"/></text:span><text:span text:style-name="T6">QString</text:span><text:span text:style-name="T2"> </text:span><text:span text:style-name="T7">IP</text:span><text:span text:style-name="T5">;</text:span></text:p>
      <text:p text:style-name="P19"><text:span text:style-name="T2"><text:s text:c="4"/></text:span><text:span text:style-name="T6">QString</text:span><text:span text:style-name="T2"> </text:span><text:span text:style-name="T7">MAC</text:span><text:span text:style-name="T5">;</text:span></text:p>
      <text:p text:style-name="P19"><text:span text:style-name="T2"><text:s text:c="4"/></text:span><text:span text:style-name="T6">SessionState</text:span><text:span text:style-name="T2"> </text:span><text:span text:style-name="T7">state</text:span><text:span text:style-name="T5">;</text:span></text:p>
      <text:p text:style-name="P19"><text:span text:style-name="T2"><text:s text:c="4"/></text:span><text:span text:style-name="T6">qint32</text:span><text:span text:style-name="T2"> </text:span><text:span text:style-name="T7">time</text:span><text:span text:style-name="T5">;</text:span></text:p>
      <text:p text:style-name="P19"><text:span text:style-name="T2"><text:s text:c="4"/></text:span><text:span text:style-name="T6">qint32</text:span><text:span text:style-name="T2"> </text:span><text:span text:style-name="T7">quota</text:span><text:span text:style-name="T5">;</text:span></text:p>
      <text:p text:style-name="P19"><text:span text:style-name="T2"><text:s text:c="4"/></text:span><text:span text:style-name="T6">quint32</text:span><text:span text:style-name="T2"> </text:span><text:span text:style-name="T7">bandwidth</text:span><text:span text:style-name="T5">;</text:span></text:p>
      <text:p text:style-name="P19"><text:span text:style-name="T2"><text:s text:c="4"/></text:span><text:span text:style-name="T6">quint32</text:span><text:span text:style-name="T2"> </text:span><text:span text:style-name="T7">timeRemaining</text:span><text:span text:style-name="T5">;</text:span></text:p>
      <text:p text:style-name="P19"><text:span text:style-name="T2"><text:s text:c="4"/></text:span><text:span text:style-name="T6">quint32</text:span><text:span text:style-name="T2"> </text:span><text:span text:style-name="T7">quotaRemaining</text:span><text:span text:style-name="T5">;</text:span></text:p>
      <text:p text:style-name="P19"><text:span text:style-name="T2"><text:s text:c="4"/></text:span><text:span text:style-name="T6">quint32</text:span><text:span text:style-name="T2"> </text:span><text:span text:style-name="T7">activityTimeRemaining</text:span><text:span text:style-name="T5">;</text:span></text:p>
      <text:p text:style-name="P19"><text:span text:style-name="T2"><text:s text:c="4"/></text:span><text:span text:style-name="T6">quint32</text:span><text:span text:style-name="T2"> </text:span><text:span text:style-name="T7">updateTimeRemaining</text:span><text:span text:style-name="T5">;</text:span></text:p>
      <text:p text:style-name="P19"><text:span text:style-name="T2"><text:s text:c="4"/></text:span><text:span text:style-name="T6">quint32</text:span><text:span text:style-name="T2"> </text:span><text:span text:style-name="T7">pauseTimeRemaining</text:span><text:span text:style-name="T5">;</text:span></text:p>
      <text:p text:style-name="P19"><text:span text:style-name="T2"><text:s text:c="4"/></text:span><text:span text:style-name="T6">quint32</text:span><text:span text:style-name="T2"> </text:span><text:span text:style-name="T7">endTimeRemaining</text:span><text:span text:style-name="T5">;</text:span></text:p>
      <text:p text:style-name="P19"><text:span text:style-name="T2"><text:s text:c="4"/></text:span><text:span text:style-name="T6">quint32</text:span><text:span text:style-name="T2"> </text:span><text:span text:style-name="T7">sessionTime</text:span><text:span text:style-name="T5">;</text:span></text:p>
      <text:p text:style-name="P19"><text:span text:style-name="T2"><text:s text:c="2"/></text:span><text:span text:style-name="T5">}</text:span><text:span text:style-name="T2"> </text:span><text:span text:style-name="T6">Session</text:span><text:span text:style-name="T5">;</text:span></text:p>
      <text:p text:style-name="P8"/>
      <text:h text:style-name="P17" text:outline-level="1">Implmentation Notes</text:h>
      <text:p text:style-name="Text_20_body">There are two major components in the design. They should be as independent as possible to support testability and maintainabity:</text:p>
      <text:list xml:id="list124142795" text:style-name="L7">
        <text:list-item>
          <text:p text:style-name="P14">The backend session management.</text:p>
        </text:list-item>
        <text:list-item>
          <text:p text:style-name="P14">The Frontend.</text:p>
        </text:list-item>
      </text:list>
      <text:p text:style-name="Text_20_body">Currently the frontend and backend communicate over DBus. However the transport should be <text:s/>change to a UNIX domain socket or something else in future.</text:p>
      <text:p text:style-name="Text_20_body"/>
      <text:h text:style-name="Heading_20_2" text:outline-level="2">DBus</text:h>
      <text:p text:style-name="Text_20_body">Theoretically we can expose the public interface of an object instance to dbus, both in Qt, and PHP. Thus the appeal.</text:p>
      <text:p text:style-name="Text_20_body">Review:</text:p>
      <text:p text:style-name="Text_20_body"><text:tab/><text:a xlink:type="simple" xlink:href="http://org.freedesktop.DBus/Introspection/Introspect">http://org.freedesktop.DBus/Introspection/Introspect</text:a>.</text:p>
      <text:p text:style-name="Text_20_body"><text:tab/>Service: org.freedesktop.DBus</text:p>
      <text:p text:style-name="Text_20_body"><text:tab/>Object: /<text:a xlink:type="simple" xlink:href="http://org.freedesktop.DBus/Introspection/Introspect">Introspection/Introspect</text:a>.</text:p>
      <text:p text:style-name="Text_20_body"><text:tab/>Interface: org.freedesktop.DBus.Introspection – or some such.</text:p>
      <text:h text:style-name="Heading_20_3" text:outline-level="3">Dbus in Qt</text:h>
      <text:p text:style-name="Text_20_body">Important classes:</text:p>
      <text:list xml:id="list133060864" text:style-name="L8">
        <text:list-item>
          <text:p text:style-name="P15">ClassX</text:p>
        </text:list-item>
        <text:list-item>
          <text:p text:style-name="P15">ClassXDBusAdaptor</text:p>
        </text:list-item>
        <text:list-item>
          <text:p text:style-name="P15">QDBusAbstractAdaptor</text:p>
        </text:list-item>
        <text:list-item>
          <text:p text:style-name="P15">QDBusConnection</text:p>
        </text:list-item>
      </text:list>
      <text:p text:style-name="Text_20_body"/>
      <text:p text:style-name="Text_20_body">ClassXDBusAdaptor:</text:p>
      <text:list xml:id="list919754101" text:style-name="L9">
        <text:list-item>
          <text:p text:style-name="P16">Must inherit QDBusAbstractAdaptor. And must declare Q_OBJECT macro.</text:p>
        </text:list-item>
        <text:list-item>
          <text:p text:style-name="P16">Must contain one Q_CLASSINFO entry with the <text:span text:style-name="Teletype">"D-Bus Interface"</text:span> name, declaring which interface it is exporting. Only one entry per class is supported.</text:p>
        </text:list-item>
        <text:list-item>
          <text:p text:style-name="P16">Any public slot in the class will be accessible through the bus over messages of the MethodCall type.</text:p>
        </text:list-item>
        <text:list-item>
          <text:p text:style-name="P16">Signals in the class will be automatically relayed over D-Bus. </text:p>
        </text:list-item>
        <text:list-item>
          <text:p text:style-name="P16">Only signals with signature which roughly correspond to the DBus type are allowed – QString, and all primitives.</text:p>
        </text:list-item>
        <text:list-item>
          <text:p text:style-name="P16">Any property declared with Q_PROPERTY will be automatically exposed over the Properties interface on D-Bus.</text:p>
        </text:list-item>
      </text:list>
      <text:h text:style-name="Heading_20_2" text:outline-level="2"><text:soft-page-break/>Configuration</text:h>
      <text:p text:style-name="Text_20_body">Will use QSettings for all configuration. It supports INI file format. <text:s/>Locate in /etc/wifigateway.</text:p>
      <text:p text:style-name="Text_20_body">An issue is getting configuration to the shell scripts. This should be easy, to allow these scripts to be tested independently of daemon. </text:p>
      <text:p text:style-name="Text_20_body"/>
      <text:h text:style-name="Heading_20_2" text:outline-level="2">Testing</text:h>
      <text:p text:style-name="Text_20_body">Configuring this app as a package is a bit hard because it relies on hostapd and dnsmasq. Will probably just clobber their conf in any packaged version – if possible. This also make it hard to test the ip-tables stuff on a already configured dev box. Notes on procedures:</text:p>
      <text:p text:style-name="Text_20_body"/>
      <text:p text:style-name="Text_20_body">Setup a vlan (not alias) interface for eth0, call it eth0.1 and give its jown subnet.</text:p>
      <text:p text:style-name="Text_20_body">Start a vbox VM with “eth0.1” as its host adaptor. Bridged mode. <text:s/>SSH in and set the thing pinging google.</text:p>
      <text:p text:style-name="Text_20_body">Drop the dnsmasq.conf. Should be similar to this:</text:p>
      <text:p text:style-name="Text_20_body"/>
      <text:p text:style-name="P9">resolv-file=/etc/resolv.conf.dnsmasq</text:p>
      <text:p text:style-name="P9">strict-order</text:p>
      <text:p text:style-name="P9">interface=eth0.1</text:p>
      <text:p text:style-name="P9">domain=localdomain</text:p>
      <text:p text:style-name="P9">dhcp-range=10.1.3.16,10.1.3.254,1h</text:p>
      <text:p text:style-name="P9">dhcp-host=A2:00:00:00:00:00,test-vm0,10.1.3.32</text:p>
      <text:p text:style-name="P9">dhcp-host=A2:00:00:00:00:01,test-vm1,10.1.3.33</text:p>
      <text:p text:style-name="P9">dhcp-host=A2:00:00:00:00:02,test-vm2,10.1.3.34</text:p>
      <text:p text:style-name="P9">dhcp-host=A2:00:00:00:00:03,test-vm3,10.1.3.35</text:p>
      <text:p text:style-name="P9">dhcp-option=3,10.1.3.1</text:p>
      <text:p text:style-name="P9">log-dhcp</text:p>
      <text:p text:style-name="Standard"/>
      <text:p text:style-name="Standard">Test scripts:</text:p>
      <text:p text:style-name="Standard"/>
      <text:p text:style-name="Standard">[sam@localhost script]$sudo ./gw_init.sh "EXTIF=eth0 INTIF=eth0.1"</text:p>
      <text:p text:style-name="Standard">[sam@localhost script]$sudo ./gw_add_host.sh 10.1.3.33</text:p>
      <text:p text:style-name="Standard">[sam@localhost script]$sudo ./gw_remove_host.sh 10.1.3.3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Heading_20_1" style:display-name="Heading 1" style:family="paragraph" style:parent-style-name="Heading" style:next-style-name="Text_20_body" style:default-outline-level="1" style:class="text">
      <style:paragraph-properties fo:margin-top="0.2098in" fo:margin-bottom="0.0799in"/>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style:font-size-asian="10pt" style:font-name-complex="FreeSans" style:font-size-complex="10pt"/>
    </style:style>
    <style:style style:name="Heading_20_2" style:display-name="Heading 2" style:family="paragraph" style:parent-style-name="Heading" style:next-style-name="Text_20_body" style:default-outline-level="2" style:class="text">
      <style:paragraph-properties fo:margin-top="0.2098in" fo:margin-bottom="0.0799in"/>
      <style:text-properties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Droid Sans" style:font-name-complex="FreeSan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meta:initial-creator>
    <meta:creation-date>2012-12-18T08:19:47</meta:creation-date>
    <dc:date>2014-07-02T22:22:11</dc:date>
    <meta:editing-duration>PT3H24M57S</meta:editing-duration>
    <meta:editing-cycles>36</meta:editing-cycles>
    <meta:generator>LibreOffice/3.5$Linux_X86_64 LibreOffice_project/350m1$Build-2</meta:generator>
    <meta:document-statistic meta:table-count="0" meta:image-count="0" meta:object-count="0" meta:page-count="6" meta:paragraph-count="136" meta:word-count="1618" meta:character-count="7543" meta:non-whitespace-character-count="8570"/>
  </office:meta>
</office:document-meta>
</file>